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나눔고딕1"/>
    </style:style>
    <style:style style:name="P10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2/19)</text:p>
      <text:p text:style-name="P2"/>
      <text:p text:style-name="P7">1. 회의 참가자</text:p>
      <text:p text:style-name="P8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0792004 권 순 일<text:tab/></text:p>
          </table:table-cell>
          <table:table-cell table:style-name="표1.A1" office:value-type="string">
            <text:p text:style-name="P5">Github ID : 0792004</text:p>
          </table:table-cell>
        </table:table-row>
        <table:table-row>
          <table:table-cell table:style-name="표1.A1" office:value-type="string">
            <text:p text:style-name="P6">0792008 김 면 중</text:p>
          </table:table-cell>
          <table:table-cell table:style-name="표1.A1" office:value-type="string">
            <text:p text:style-name="P5">Github ID : 0792008</text:p>
          </table:table-cell>
        </table:table-row>
        <table:table-row>
          <table:table-cell table:style-name="표1.A3" office:value-type="string">
            <text:p text:style-name="P6">0592048 김 민 기</text:p>
          </table:table-cell>
          <table:table-cell table:style-name="표1.A3" office:value-type="string">
            <text:p text:style-name="P5">Github ID : 0592048</text:p>
          </table:table-cell>
        </table:table-row>
      </table:table>
      <text:p text:style-name="Standard"/>
      <text:p text:style-name="P9"><text:s/></text:p>
      <text:p text:style-name="P3"/>
      <text:p text:style-name="P3">2. 회의 일시</text:p>
      <text:p text:style-name="P3"/>
      <text:p text:style-name="P4">2012년 12월 19일 PM 5:00 ~ 2012년 12월 19일 PM 5:30</text:p>
      <text:p text:style-name="P3"/>
      <text:p text:style-name="P3"/>
      <text:p text:style-name="P3">3. 회의 안건</text:p>
      <text:p text:style-name="P3"/>
      <text:p text:style-name="P4"><text:s/>- <text:s/>UI(배경 및 몬스터, 퍼즐) 구성 회의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회의 내용</text:p>
      <text:p text:style-name="P3"><text:s/>(1) UI 구성</text:p>
      <text:p text:style-name="P3"><text:s text:c="4"/>- <text:s/>배경 : 상단 화면에 들어갔던 눈 이미지 배경을 깔끔한 인터페이스의 배경을 검색하여 수정, 아래 화면에 퍼즐과 같이 존재했던 배경을 투명하게 만들고, 새로운 배경을 입혀 더 깔끔한 인터페이스 제공</text:p>
      <text:p text:style-name="P3"><text:s text:c="4"/>- <text:s/>몬스터 : 총 16종류의 몬스터 이미지를 구하여 출력하고, 몬스터가 데미지를 입었을 시에 명암 대비를 통해 몬스터 이미지를 변경하는 방식으로 데미지 입은 효과를 보여줌</text:p>
      <text:p text:style-name="P3"><text:s text:c="4"/>- <text:s/>퍼즐 : 퍼즐 아래에 깔려있던 배경을 투명하게 변경</text:p>
      <text:p text:style-name="P3"><text:s/></text:p>
      <text:p text:style-name="P3"/>
      <text:p text:style-name="P4"/>
      <text:p text:style-name="P4"><text:s text:c="5"/></text:p>
      <text:p text:style-name="P3"><text:tab/> <text:s/></text:p>
      <text:p text:style-name="P3"><text:s text:c="11"/></text:p>
      <text:p text:style-name="P3"><text:s text:c="1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2-19T19:56:50</dc:date>
    <meta:editing-duration>PT1H17M13S</meta:editing-duration>
    <meta:editing-cycles>10</meta:editing-cycles>
    <meta:generator>LibreOffice/3.5$Linux_x86 LibreOffice_project/350m1$Build-2</meta:generator>
    <meta:document-statistic meta:table-count="1" meta:image-count="0" meta:object-count="0" meta:page-count="2" meta:paragraph-count="23" meta:word-count="123" meta:character-count="522" meta:non-whitespace-character-count="363"/>
  </office:meta>
</office:document-meta>
</file>